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44de0" officeooo:paragraph-rsid="00144d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ar y configurar el cliente OpenVPN en Windows</text:p>
      <text:p text:style-name="P1">3 julio, 2013 7:34 pm / 17 Comments / Timbleck</text:p>
      <text:p text:style-name="P1"/>
      <text:p text:style-name="P1">Después de instalar nuestro propio servidor OpenVPN, y tal y como vimos en la entrada correspondiente para GNU/Linux, vamos a instalar el cliente OpenVPN en Windows. El procedimiento es muy muy similar a su homólogo en GNU/Linux, por lo tanto algunas partes están copiadas directamente de dicho tutorial.</text:p>
      <text:p text:style-name="P1"/>
      <text:p text:style-name="P1">Logo OpenVPN</text:p>
      <text:p text:style-name="P1">Requisitos previos</text:p>
      <text:p text:style-name="P1"/>
      <text:p text:style-name="P1">Disponer de un servidor OpenVPN correctamente configurado al que conectarnos (cosa bastante evidente).</text:p>
      <text:p text:style-name="P1"/>
      <text:p text:style-name="P1">Los certificados necesarios para la conexión SSL/TLS:</text:p>
      <text:p text:style-name="P1"/>
      <text:p text:style-name="P1"><text:s text:c="4"/>Clave pública de la CA: Sobrebits_CA.crt.</text:p>
      <text:p text:style-name="P1"><text:s text:c="4"/>Clave pública de usuario: Nombredeusuario.crt.</text:p>
      <text:p text:style-name="P1"><text:s text:c="4"/>Clave privada de usuario: Nombredeusuario.key.</text:p>
      <text:p text:style-name="P1"/>
      <text:p text:style-name="P1">Instalación y configuración del cliente OpenVPN</text:p>
      <text:p text:style-name="P1"/>
      <text:p text:style-name="P1">Lo primero que debemos hacer es descargar e instalar (con las opciones por defecto) el cliente para Windows de OpenVPN disponible en su web.</text:p>
      <text:p text:style-name="P1"/>
      <text:p text:style-name="P1">Después de instalarlo debemos dirigirnos al directorio de instalación (C:\Archivos de programa\OpenVPN) donde encontraremos una serie de directorios interesantes.</text:p>
      <text:p text:style-name="P1">El primero en el que nos deberemos fijar es en el de sample-config, de donde cogeremos el archivo client.ovpn y lo copiaremos al otro directorio que nos interesa, el directorio config.</text:p>
      <text:p text:style-name="P1"/>
      <text:p text:style-name="P1">Posteriormente copiamos los tres certificados mencionados en la parte de requisitos y los copiamos en esta misma carpeta.</text:p>
      <text:p text:style-name="P1"/>
      <text:p text:style-name="P1">Ahora tenemos que abrir el archivo de configuración client.ovpn con nuestro editor favorito (importante abrir el editor como administrador en el caso de usar Windows con un usuario raso, cosa que todo el mundo debería hacer). Aquí básicamente deberemos configurar tres cosas: la dirección de nuestro servidor OpenVPN, la ruta hacia los certificados anteriormente citados y forzar que todo el tráfico se envíe a través de la VPN.</text:p>
      <text:p text:style-name="P1"/>
      <text:p text:style-name="P1"># Dirección del servidor y puerto</text:p>
      <text:p text:style-name="P1"><text:s/>remote tmblck.sytes.net 1194</text:p>
      <text:p text:style-name="P1"><text:s/></text:p>
      <text:p text:style-name="P1"># Ruta de los certificados</text:p>
      <text:p text:style-name="P1"><text:s/>ca Sobrebits_CA.crt</text:p>
      <text:p text:style-name="P1"><text:s/>cert Nombredeusuario.crt</text:p>
      <text:p text:style-name="P1"><text:s/>key Nombredeusuario.key</text:p>
      <text:p text:style-name="P1"><text:s/></text:p>
      <text:p text:style-name="P1"># Redirigimos todo el tráfico a través de la VPN</text:p>
      <text:p text:style-name="P1"><text:s/>redirect-gateway def1</text:p>
      <text:p text:style-name="P1"><text:soft-page-break/><text:tab/></text:p>
      <text:p text:style-name="P1"/>
      <text:p text:style-name="P1"/>
      <text:p text:style-name="P1"/>
      <text:p text:style-name="P1">Ejecutar el cliente OpenVPN en Windows y comprobación de funcionamiento</text:p>
      <text:p text:style-name="P1"/>
      <text:p text:style-name="P1">Ya lo tenemos todo hecho a nivel de configuración, vamos a probar el cliente OpenVPN.</text:p>
      <text:p text:style-name="P1">Nos dirigimos a Inicio &gt; Todos los programas &gt; OpenVPN &gt; OpenVPN GUI. Después de esto no aparecerá ningún tipo de pantalla, deberemos ir al área de notificación, hacer clic derecho en el icono de OpenVPN GUI y pinchar en Connect.</text:p>
      <text:p text:style-name="P1">Si la conexión se ha realizado correctamente nos encontraremos con este mensaje:</text:p>
      <text:p text:style-name="P1"/>
      <text:p text:style-name="P1">cliente conectado openvpn</text:p>
      <text:p text:style-name="P1"/>
      <text:p text:style-name="P1">Con la conexión establecida podemos dirigirnos a uno de esos millones de sitios que nos dicen nuestra IP pública para comprobar que estamos pasando nuestro tráfico por el tú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Campos</meta:initial-creator>
    <meta:creation-date>2014-07-03T15:34:48.481137266</meta:creation-date>
    <dc:date>2014-07-03T15:38:48.593367051</dc:date>
    <dc:creator>Manuel Campos</dc:creator>
    <meta:editing-duration>P0D</meta:editing-duration>
    <meta:editing-cycles>1</meta:editing-cycles>
    <meta:document-statistic meta:table-count="0" meta:image-count="0" meta:object-count="0" meta:page-count="2" meta:paragraph-count="33" meta:word-count="414" meta:character-count="2710" meta:non-whitespace-character-count="2306"/>
    <meta:generator>LibreOffice/4.2.4.2$Linux_X86_64 LibreOffice_project/420$Build-2</meta:generator>
  </office:meta>
</office:document-meta>
</file>